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2.2306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D1" style:family="table-cell">
      <style:table-cell-properties fo:padding="0.0382in" fo:border-left="none" fo:border-right="0.0007in solid #000000" fo:border-top="0.0007in solid #000000" fo:border-bottom="0.0007in solid #000000"/>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D2" style:family="table-cell">
      <style:table-cell-properties fo:padding="0.0382in" fo:border-left="none" fo:border-right="0.0007in solid #000000" fo:border-top="none" fo:border-bottom="0.0007in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291in" fo:border-left="none" fo:border-right="none" fo:border-top="none" fo:border-bottom="0.0138in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1665in" fo:margin-bottom="0.0417in"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bold" style:font-weight-asian="bold" style:font-weight-complex="bold"/>
    </style:style>
    <style:style style:name="P1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5"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font-weight-complex="bold"/>
    </style:style>
    <style:style style:name="P16" style:family="paragraph" style:parent-style-name="Standard">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P17" style:family="paragraph" style:parent-style-name="Standard">
      <style:paragraph-properties fo:text-align="justify" style:justify-single-word="false" fo:padding="0.0291in" fo:border-left="none" fo:border-right="none" fo:border-top="none" fo:border-bottom="0.0138in solid #000000" style:join-border="false"/>
      <style:text-properties style:font-name="Tahoma" fo:font-size="14pt" fo:font-weight="normal" style:font-size-asian="14pt" style:font-weight-asian="normal" style:font-name-complex="Tahoma" style:font-size-complex="14pt" style:font-weight-complex="normal"/>
    </style:style>
    <style:style style:name="P18"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ERVER</text:p>
      <text:p text:style-name="Standard"/>
      <text:p text:style-name="Standard"/>
      <text:p text:style-name="P4">Protocolo de comunicación</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list text:style-name="L1">
        <text:list-item>
          <text:p text:style-name="P9">Notas generales</text:p>
        </text:list-item>
      </text:list>
      <text:p text:style-name="P10"/>
      <text:list text:style-name="L2">
        <text:list-item>
          <text:p text:style-name="P11">Todos los paquetes tienen una versión, por si en un futuro cambia un poco su sintaxis se tenga conocimiento de como manejarnos, en caso de no indicarse, el sistema supondrá que es la versión inicial del paquete</text:p>
        </text:list-item>
        <text:list-item>
          <text:p text:style-name="P11">Los archivos binarios serán codificados usando Base64 y estarán en un sección CDATA dentro del tag &lt;data&gt;</text:p>
        </text:list-item>
        <text:list-item>
          <text:p text:style-name="P11">Las contraseñas estarán codificados con md5</text:p>
        </text:list-item>
        <text:list-item>
          <text:p text:style-name="P11">Los mensajes de chat y noticias solo estarán disponibles para los miembros del proyecto</text:p>
        </text:list-item>
        <text:list-item>
          <text:p text:style-name="P11">Los booleanos serán representados por 0 (falso) y 1 (verdadero)</text:p>
        </text:list-item>
        <text:list-item>
          <text:p text:style-name="P11">Para solicitar el listado de X se envía un tag asi:</text:p>
        </text:list-item>
      </text:list>
      <text:p text:style-name="Standard">&lt;listXs/&gt;</text:p>
      <text:p text:style-name="Standard"/>
      <text:p text:style-name="Standard">y la raíz de la respuesta sera:</text:p>
      <text:p text:style-name="Standard"/>
      <text:p text:style-name="Standard">&lt;Xlist&gt;</text:p>
      <text:p text:style-name="Standard"><text:tab/>...cuerpo...</text:p>
      <text:p text:style-name="Standard">&lt;/Xlist&gt;</text:p>
      <text:p text:style-name="Standard"/>
      <text:list text:style-name="L3">
        <text:list-item>
          <text:p text:style-name="P12">Las respuesta a una petición queryX sera Xquery</text:p>
        </text:list-item>
        <text:list-item>
          <text:p text:style-name="P12">Cualquier petición invalida se replicara con un paquete de error</text:p>
        </text:list-item>
      </text:list>
      <text:p text:style-name="Standard"/>
      <text:p text:style-name="Standard"/>
      <text:list text:style-name="L4">
        <text:list-item>
          <text:p text:style-name="P13">Entidades</text:p>
        </text:list-item>
      </text:list>
      <text:p text:style-name="Standard"/>
      <text:p text:style-name="P10">Respuesta de error</text:p>
      <text:p text:style-name="P10"/>
      <text:p text:style-name="Standard">&lt;error version="0" &gt;</text:p>
      <text:p text:style-name="Standard"><text:tab/>&lt;message level="0"&gt;[message]&lt;/message&gt;</text:p>
      <text:p text:style-name="Standard">&lt;/error&gt;</text:p>
      <text:p text:style-name="Standard"/>
      <text:p text:style-name="Standard"/>
      <text:p text:style-name="Standard"/>
      <text:p text:style-name="Standard"/>
      <text:p text:style-name="P10">Petición de conexión al servidor</text:p>
      <text:p text:style-name="P10"/>
      <text:p text:style-name="Standard">&lt;connect version="0" &gt;</text:p>
      <text:p text:style-name="Standard"><text:tab/>&lt;client type="[0|1]" /&gt;</text:p>
      <text:p text:style-name="Standard"><text:tab/>&lt;login&gt;[login]&lt;/login&gt;</text:p>
      <text:p text:style-name="Standard"><text:tab/>&lt;password&gt;[password md5]&lt;/password&gt;</text:p>
      <text:p text:style-name="Standard">&lt;/connect&gt;</text:p>
      <text:p text:style-name="Standard"/>
      <text:p text:style-name="Standard">El tipo del cliente estará dado por:</text:p>
      <text:p text:style-name="Standard">0: Cliente normal</text:p>
      <text:p text:style-name="Standard">1: Cliente administrador.</text:p>
      <text:p text:style-name="Standard"/>
      <text:p text:style-name="Standard"/>
      <text:p text:style-name="P10">Respuesta a una petición valida de conexión</text:p>
      <text:p text:style-name="Standard"/>
      <text:p text:style-name="Standard">&lt;ack version="0"&gt;</text:p>
      <text:p text:style-name="Standard"><text:tab/>&lt;motd&gt;[Message of the day]&lt;/motd&gt;</text:p>
      <text:p text:style-name="Standard"><text:tab/>&lt;sign&gt;[sign]&lt;/sign&gt;</text:p>
      <text:p text:style-name="Standard"><text:tab/>&lt;permissions&gt;</text:p>
      <text:p text:style-name="Standard"><text:tab/><text:tab/>&lt;perm module="[module name]" read="[0|1]" write="[0|1]" /&gt;</text:p>
      <text:p text:style-name="Standard"><text:tab/><text:tab/>...</text:p>
      <text:p text:style-name="Standard"><text:tab/>&lt;/permissions&gt;</text:p>
      <text:p text:style-name="Standard">&lt;/ack&gt;</text:p>
      <text:p text:style-name="Standard"/>
      <text:p text:style-name="Standard">El campo <text:span text:style-name="T1">sign</text:span>, contendrá un firma única para cada cliente auto-generada por el servidor, servirá para identificar de donde provienen las respuestas..</text:p>
      <text:p text:style-name="Standard"/>
      <text:p text:style-name="Standard"/>
      <text:p text:style-name="P10">Crear proyecto</text:p>
      <text:p text:style-name="Standard"/>
      <text:p text:style-name="Standard">&lt;newproject&gt;</text:p>
      <text:p text:style-name="Standard"><text:tab/>&lt;author&gt;[project author]&lt;/author&gt;</text:p>
      <text:p text:style-name="Standard"><text:tab/>&lt;name&gt;[project name]&lt;/name&gt;</text:p>
      <text:p text:style-name="Standard"><text:tab/>&lt;description&gt;[description]&lt;/description&gt;</text:p>
      <text:p text:style-name="Standard">&lt;/newproject&gt;</text:p>
      <text:p text:style-name="P14"/>
      <text:p text:style-name="P14"/>
      <text:p text:style-name="P15">Peticion de abrir proyecto</text:p>
      <text:p text:style-name="P14"/>
      <text:p text:style-name="P14">&lt;openproject version="0"&gt;</text:p>
      <text:p text:style-name="P14"><text:tab/>&lt;project name="[project name]" /&gt;</text:p>
      <text:p text:style-name="P14">&lt;/openproject&gt;</text:p>
      <text:p text:style-name="P14"/>
      <text:p text:style-name="P15"/>
      <text:p text:style-name="P15">Respuesta a una petición de abrir o crear proyecto valida</text:p>
      <text:p text:style-name="P14"/>
      <text:p text:style-name="P14">&lt;project version="0"&gt;</text:p>
      <text:p text:style-name="P14"><text:tab/>&lt;data&gt;</text:p>
      <text:p text:style-name="P14"><text:tab/><text:tab/>&lt;![CDATA[KTN encoded with Base64]]&gt;</text:p>
      <text:p text:style-name="P14"><text:tab/>&lt;/data&gt;</text:p>
      <text:p text:style-name="P14">&lt;/project&gt;</text:p>
      <text:p text:style-name="P14"/>
      <text:p text:style-name="P14"/>
      <text:p text:style-name="P15">Peticion de listar proyectos existentes</text:p>
      <text:p text:style-name="P14"/>
      <text:p text:style-name="P14">&lt;listprojects&gt;</text:p>
      <text:p text:style-name="P14"><text:tab/>[&lt;option&gt;all&lt;/option&gt;]</text:p>
      <text:p text:style-name="P14">&lt;/listprojects &gt;</text:p>
      <text:p text:style-name="P14"/>
      <text:p text:style-name="P14">Por defecto, el servidor solo retornara la lista de proyectos en las que el usuario que la solicito pueda leer, si se especifica la opción <text:span text:style-name="T2">all</text:span>, se enviaran todos los proyectos.</text:p>
      <text:p text:style-name="P14"/>
      <text:p text:style-name="P14"/>
      <text:p text:style-name="P15">Respuesta a una petición de listar proyectos</text:p>
      <text:p text:style-name="P14">&lt;projectlist&gt;</text:p>
      <text:p text:style-name="P14"><text:tab/>&lt;project name="" author="" description="" /&gt;</text:p>
      <text:p text:style-name="P14"><text:tab/>&lt;project name="" author="" description="" /&gt;</text:p>
      <text:p text:style-name="P14"><text:tab/>&lt;project name="" author="" description="" /&gt;</text:p>
      <text:p text:style-name="P14">&lt;/projectlist&gt;</text:p>
      <text:p text:style-name="P14"/>
      <text:p text:style-name="P14"/>
      <text:p text:style-name="P15">Petición de importar proyecto</text:p>
      <text:p text:style-name="P14"/>
      <text:p text:style-name="P14">&lt;importproject&gt;</text:p>
      <text:p text:style-name="P14"><text:tab/>&lt;data&gt;</text:p>
      <text:p text:style-name="P14"><text:tab/><text:tab/>&lt;![CDATA[KTN encoded with Base64]]&gt;</text:p>
      <text:p text:style-name="P14"><text:tab/>&lt;/data&gt;</text:p>
      <text:p text:style-name="P14">&lt;/importproject&gt;</text:p>
      <text:p text:style-name="P15"/>
      <text:p text:style-name="P15"/>
      <text:p text:style-name="P15">Petición de mensaje de chat</text:p>
      <text:p text:style-name="P14"/>
      <text:p text:style-name="P14">&lt;chat version="0"&gt;</text:p>
      <text:p text:style-name="P14"><text:tab/>&lt;message text="" /&gt;</text:p>
      <text:p text:style-name="P14">&lt;/chat&gt;</text:p>
      <text:p text:style-name="P14"/>
      <text:p text:style-name="P14"/>
      <text:p text:style-name="P15">Respuesta a petición de mensaje de chat</text:p>
      <text:p text:style-name="P14"/>
      <text:p text:style-name="P14">&lt;chat version="0"&gt;</text:p>
      <text:p text:style-name="P14"><text:tab/>&lt;message from="[nick]" text="[msg]" /&gt;</text:p>
      <text:p text:style-name="P14">&lt;/chat&gt;</text:p>
      <text:p text:style-name="P14"/>
      <text:p text:style-name="P14"/>
      <text:p text:style-name="P15">Petición de enviar noticia</text:p>
      <text:p text:style-name="P14"/>
      <text:p text:style-name="P14">&lt;notice version="0"&gt;</text:p>
      <text:p text:style-name="P14"><text:tab/>&lt;message text="" /&gt;</text:p>
      <text:p text:style-name="P14">&lt;/notice&gt;</text:p>
      <text:p text:style-name="P14"/>
      <text:p text:style-name="P14"/>
      <text:p text:style-name="P15">Respuesta a petición de enviar noticia</text:p>
      <text:p text:style-name="P14"/>
      <text:p text:style-name="P14">&lt;notice version="0"&gt;</text:p>
      <text:p text:style-name="P14"><text:tab/>&lt;message from="[nick]" text="[msg]" /&gt;</text:p>
      <text:p text:style-name="P14">&lt;/notice&gt;</text:p>
      <text:p text:style-name="P14"/>
      <text:p text:style-name="P14"/>
      <text:p text:style-name="P15">Petición de enviar mensaje para todos</text:p>
      <text:p text:style-name="P14"/>
      <text:p text:style-name="P14">&lt;wall version="0"&gt;</text:p>
      <text:p text:style-name="P14"><text:tab/>&lt;message text="" /&gt;</text:p>
      <text:p text:style-name="P14">&lt;/wall&gt;</text:p>
      <text:p text:style-name="P14"/>
      <text:p text:style-name="P14"/>
      <text:p text:style-name="P15">Respuesta a petición de enviar mensaje para todos</text:p>
      <text:p text:style-name="P14"/>
      <text:p text:style-name="P14">&lt;wall version="0"&gt;</text:p>
      <text:p text:style-name="P14"><text:tab/>&lt;message from="[nick]" text="" /&gt;</text:p>
      <text:p text:style-name="P14">&lt;/wall&gt;</text:p>
      <text:p text:style-name="P14"/>
      <text:p text:style-name="P14"/>
      <text:p text:style-name="P15">Petición de añadir usuario</text:p>
      <text:p text:style-name="P14"/>
      <text:p text:style-name="P14">&lt;adduser&gt;</text:p>
      <text:p text:style-name="P14"><text:tab/>&lt;login&gt;[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5">Respuesta a petición de añadir usuario</text:p>
      <text:p text:style-name="P14"/>
      <text:p text:style-name="P14">&lt;adduser&gt;</text:p>
      <text:p text:style-name="P14"><text:tab/>&lt;login&gt;the login&lt;/login&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4"/>
      <text:p text:style-name="P15">Petición de remover usuario</text:p>
      <text:p text:style-name="P14"/>
      <text:p text:style-name="P14">&lt;removeuser&gt;</text:p>
      <text:p text:style-name="P14"><text:tab/>&lt;login&gt;the login&lt;/login&gt;</text:p>
      <text:p text:style-name="P14">&lt;/removeuser&gt;</text:p>
      <text:p text:style-name="P14"/>
      <text:p text:style-name="P14"/>
      <text:p text:style-name="P15">Respuesta a petición de remover usuario</text:p>
      <text:p text:style-name="P14"/>
      <text:p text:style-name="P14">&lt;removeuser&gt;</text:p>
      <text:p text:style-name="P14"><text:tab/>&lt;login&gt;the login&lt;/login&gt;</text:p>
      <text:p text:style-name="P14">&lt;/removeuser&gt;</text:p>
      <text:p text:style-name="P14"/>
      <text:p text:style-name="P14"/>
      <text:p text:style-name="P15">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Respuesta a petición de actualizar usuario</text:p>
      <text:p text:style-name="P14"/>
      <text:p text:style-name="P14">&lt;updateuser&gt;</text:p>
      <text:p text:style-name="P14"><text:tab/>&lt;login&gt;the login&lt;/login&gt;</text:p>
      <text:p text:style-name="P14"><text:tab/>&lt;!-- opcional --&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Petición de listar usuarios</text:p>
      <text:p text:style-name="P14"/>
      <text:p text:style-name="P14">&lt;listusers/&gt;</text:p>
      <text:p text:style-name="P14"/>
      <text:p text:style-name="P15">Respuesta a petición de listar usuarios</text:p>
      <text:p text:style-name="P14"/>
      <text:p text:style-name="P14">&lt;userlist&gt;</text:p>
      <text:p text:style-name="P14"><text:tab/>&lt;user login="[login]" name="[name]"/&gt;</text:p>
      <text:p text:style-name="P14"><text:tab/>...</text:p>
      <text:p text:style-name="P14">&lt;/userlist&gt;</text:p>
      <text:p text:style-name="P14"/>
      <text:p text:style-name="P15">Petición de consultar usuario</text:p>
      <text:p text:style-name="P14"/>
      <text:p text:style-name="P14">&lt;queryuser&gt;</text:p>
      <text:p text:style-name="P14"><text:tab/>&lt;login&gt;[login]&lt;/login&gt;</text:p>
      <text:p text:style-name="P14">&lt;/queryuser&gt;</text:p>
      <text:p text:style-name="P14"/>
      <text:p text:style-name="P14"/>
      <text:p text:style-name="P15">Respuesta a petición de consultar usuario</text:p>
      <text:p text:style-name="P14"/>
      <text:p text:style-name="P14">&lt;userquery&gt;</text:p>
      <text:p text:style-name="P14"><text:tab/>&lt;login&gt;myLogin&lt;/login&gt;</text:p>
      <text:p text:style-name="P14"><text:tab/>&lt;name&gt;myName&lt;/name&gt;</text:p>
      <text:p text:style-name="P14"><text:tab/>&lt;permissions&gt;</text:p>
      <text:p text:style-name="P14"><text:tab/><text:tab/>&lt;perm module="[module id]" read="[0|1]" write="[0|1]" /&gt;</text:p>
      <text:p text:style-name="P14"><text:tab/>&lt;/permissions&gt;</text:p>
      <text:p text:style-name="P14">&lt;/userquery&gt;</text:p>
      <text:p text:style-name="P14"/>
      <text:p text:style-name="P14"/>
      <text:p text:style-name="P15">Petición de adicionar censura</text:p>
      <text:p text:style-name="P14"/>
      <text:p text:style-name="P14">&lt;addban&gt;</text:p>
      <text:p text:style-name="P14"><text:tab/>&lt;pattern value="[ip|login]" /&gt;</text:p>
      <text:p text:style-name="P14">&lt;/addban&gt;</text:p>
      <text:p text:style-name="P14"/>
      <text:p text:style-name="P14"/>
      <text:p text:style-name="P14"/>
      <text:p text:style-name="P15">Respuesta a petición de adicionar censura</text:p>
      <text:p text:style-name="P14"/>
      <text:p text:style-name="P14">&lt;addban&gt;</text:p>
      <text:p text:style-name="P14"><text:tab/>&lt;pattern value="[ip|login]" /&gt;</text:p>
      <text:p text:style-name="P14">&lt;/addban&gt;</text:p>
      <text:p text:style-name="P14"/>
      <text:p text:style-name="P14"/>
      <text:p text:style-name="P15">Petición de remover censura</text:p>
      <text:p text:style-name="P14"/>
      <text:p text:style-name="P14">&lt;removeban&gt;</text:p>
      <text:p text:style-name="P14"><text:tab/>&lt;pattern value="[ip|login]" /&gt;</text:p>
      <text:p text:style-name="P14">&lt;/removeban&gt;</text:p>
      <text:p text:style-name="P14"/>
      <text:p text:style-name="P14"/>
      <text:p text:style-name="P15">Respuesta a petición de remover censura</text:p>
      <text:p text:style-name="P14"/>
      <text:p text:style-name="P14">&lt;removeban&gt;</text:p>
      <text:p text:style-name="P14"><text:tab/>&lt;pattern value="[ip|login]" /&gt;</text:p>
      <text:p text:style-name="P14">&lt;/removeban&gt;</text:p>
      <text:p text:style-name="P14"/>
      <text:p text:style-name="P14"/>
      <text:p text:style-name="P15">Petición de listar censuras</text:p>
      <text:p text:style-name="P14"/>
      <text:p text:style-name="P14">&lt;listbans/&gt;</text:p>
      <text:p text:style-name="P14"/>
      <text:p text:style-name="P14"/>
      <text:p text:style-name="P15">Respuesta a petición de listar censuras</text:p>
      <text:p text:style-name="P14"/>
      <text:p text:style-name="P14">&lt;banlist&gt;</text:p>
      <text:p text:style-name="P14"><text:tab/>&lt;entry value="[ip]" /&gt;</text:p>
      <text:p text:style-name="P14"><text:tab/>....</text:p>
      <text:p text:style-name="P14">&lt;/banlist&gt;</text:p>
      <text:p text:style-name="P14"/>
      <text:p text:style-name="P15">Petición de añadir copias de seguridad</text:p>
      <text:p text:style-name="P14"/>
      <text:p text:style-name="P14">&lt;addbackup&gt;</text:p>
      <text:p text:style-name="P14"><text:tab/>&lt;entry&gt;project name 1&lt;/entry&gt;</text:p>
      <text:p text:style-name="P14"><text:tab/>&lt;entry&gt;project name 2&lt;/entry&gt;</text:p>
      <text:p text:style-name="P14"><text:tab/>&lt;entry&gt;project name 3&lt;/entry&gt;</text:p>
      <text:p text:style-name="P14">&lt;/addbackup&gt;</text:p>
      <text:p text:style-name="P14"/>
      <text:p text:style-name="P14"/>
      <text:p text:style-name="P15">Respuesta a petición de añadir copias de seguridad</text:p>
      <text:p text:style-name="P14"/>
      <text:p text:style-name="P14">&lt;addbackup&gt;</text:p>
      <text:p text:style-name="P14"><text:tab/>&lt;entry date="[date]"&gt;project name&lt;/entry&gt;</text:p>
      <text:p text:style-name="P14"><text:tab/>&lt;entry date="[date]"&gt;project name&lt;/entry&gt;</text:p>
      <text:p text:style-name="P14"><text:tab/>&lt;entry date="[date]"&gt;project name&lt;/entry&gt;</text:p>
      <text:p text:style-name="P14">&lt;/addbackup&gt;</text:p>
      <text:p text:style-name="P14"/>
      <text:p text:style-name="P14"/>
      <text:p text:style-name="P15">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4"/>
      <text:p text:style-name="P15">Respuesta a 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5">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Respuesta a 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Petición de listar copias de seguridad</text:p>
      <text:p text:style-name="P14"/>
      <text:p text:style-name="P14">&lt;listbackups /&gt;</text:p>
      <text:p text:style-name="P14"/>
      <text:p text:style-name="P14"/>
      <text:p text:style-name="P15">Respuesta a petición de listar copias de seguridad</text:p>
      <text:p text:style-name="P14"/>
      <text:p text:style-name="P14">&lt;backuplist&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text:p>
      <text:p text:style-name="P14">&lt;/backuplist&gt;</text:p>
      <text:p text:style-name="P14"/>
      <text:p text:style-name="P14"/>
      <text:p text:style-name="P15">Petición de añadir proyecto</text:p>
      <text:p text:style-name="P16"/>
      <text:p text:style-name="P16">El tipo de usuario puede ser:</text:p>
      <text:p text:style-name="P16">0: administrador del proyecto</text:p>
      <text:p text:style-name="P16">1: diseñadores</text:p>
      <text:p text:style-name="P16"/>
      <text:p text:style-name="P16">&lt;addproject&gt;</text:p>
      <text:p text:style-name="P16"><text:tab/>&lt;name&gt;[project name]&lt;/name&gt;</text:p>
      <text:p text:style-name="P14"><text:tab/>&lt;author&gt;[author name]&lt;/author&gt;</text:p>
      <text:p text:style-name="P14"><text:tab/>&lt;description&gt;[the description]&lt;/description&gt;</text:p>
      <text:p text:style-name="P16"><text:tab/>&lt;users&gt;</text:p>
      <text:p text:style-name="P16"><text:tab/><text:tab/>&lt;user type=””&gt;[login]&lt;/user&gt;</text:p>
      <text:p text:style-name="P16"><text:tab/>&lt;/users&gt;</text:p>
      <text:p text:style-name="P16">&lt;/addproject&gt;</text:p>
      <text:p text:style-name="P16"/>
      <text:p text:style-name="P16"/>
      <text:p text:style-name="P16"/>
      <text:p text:style-name="P15">Respuesta a petición de añadir proyecto</text:p>
      <text:p text:style-name="P16"/>
      <text:p text:style-name="P16"/>
      <text:p text:style-name="P16">El tipo de usuario puede ser:</text:p>
      <text:p text:style-name="P16">0: administrador del proyecto</text:p>
      <text:p text:style-name="P16">1: diseñadores</text:p>
      <text:p text:style-name="P16"/>
      <text:p text:style-name="P16">&lt;addproject&gt;</text:p>
      <text:p text:style-name="P16"><text:tab/>&lt;name&gt;[project name]&lt;/name&gt;</text:p>
      <text:p text:style-name="P14"><text:tab/>&lt;author&gt;[author name]&lt;/author&gt;</text:p>
      <text:p text:style-name="P14"><text:tab/>&lt;description&gt;[the description]&lt;/description&gt;</text:p>
      <text:p text:style-name="P16"><text:tab/>&lt;users&gt;</text:p>
      <text:p text:style-name="P16"><text:tab/><text:tab/>&lt;user type=””&gt;[login]&lt;/user&gt;</text:p>
      <text:p text:style-name="P16"><text:tab/><text:tab/>...</text:p>
      <text:p text:style-name="P16"><text:tab/>&lt;/users&gt;</text:p>
      <text:p text:style-name="P16">&lt;/addproject&gt;</text:p>
      <text:p text:style-name="P16"/>
      <text:p text:style-name="P16"/>
      <text:p text:style-name="P15">Petición de remover proyecto</text:p>
      <text:p text:style-name="P16"/>
      <text:p text:style-name="P16">&lt;removeproject version="0" &gt;</text:p>
      <text:p text:style-name="P16"><text:tab/>&lt;name&gt;[project name]&lt;/name&gt;</text:p>
      <text:p text:style-name="P16">&lt;/removeproject&gt;</text:p>
      <text:p text:style-name="P16"/>
      <text:p text:style-name="P16"/>
      <text:p text:style-name="P15">Respuesta a petición de remover proyecto</text:p>
      <text:p text:style-name="P16"/>
      <text:p text:style-name="P16">&lt;removeproject version="0" &gt;</text:p>
      <text:p text:style-name="P16"><text:tab/>&lt;name&gt;[project name]&lt;/name&gt;</text:p>
      <text:p text:style-name="P16">&lt;/removeproject&gt;</text:p>
      <text:p text:style-name="P16"/>
      <text:p text:style-name="P16"/>
      <text:p text:style-name="P16"/>
      <text:p text:style-name="P16"/>
      <text:p text:style-name="P15">Petición de consultar proyecto</text:p>
      <text:p text:style-name="P15"/>
      <text:p text:style-name="P16">&lt;queryproject version="0" &gt;</text:p>
      <text:p text:style-name="P16"><text:tab/>&lt;name&gt;[project name]&lt;/name&gt;</text:p>
      <text:p text:style-name="P16">&lt;/queryproject&gt;</text:p>
      <text:p text:style-name="P14"/>
      <text:p text:style-name="P14"/>
      <text:p text:style-name="P15">Respuesta a petición de consultar proyecto</text:p>
      <text:p text:style-name="P16"/>
      <text:p text:style-name="P16">El tipo de usuario puede ser:</text:p>
      <text:p text:style-name="P16">0: administrador del proyecto</text:p>
      <text:p text:style-name="P16">1: diseñadores</text:p>
      <text:p text:style-name="P16"/>
      <text:p text:style-name="P16">&lt;projectquery&gt;</text:p>
      <text:p text:style-name="P16"><text:tab/>&lt;project description=”[description]” author=”[project author]” name=”[project name]” &gt;</text:p>
      <text:p text:style-name="P16"><text:tab/><text:tab/>&lt;users&gt;</text:p>
      <text:p text:style-name="P16"><text:tab/><text:tab/><text:tab/>&lt;user type=”” &gt;[login]&lt;/user&gt;</text:p>
      <text:p text:style-name="P16"><text:tab/><text:tab/>&lt;/users&gt;</text:p>
      <text:p text:style-name="P16"><text:tab/>&lt;/project&gt;</text:p>
      <text:p text:style-name="P16">&lt;/projectquery&gt;</text:p>
      <text:p text:style-name="P15"/>
      <text:p text:style-name="P15"/>
      <text:p text:style-name="P15">Petición de actualizar proyecto</text:p>
      <text:p text:style-name="P16"/>
      <text:p text:style-name="P16">El tipo de usuario puede ser:</text:p>
      <text:p text:style-name="P16">0: administrador del proyecto</text:p>
      <text:p text:style-name="P16">1: diseñadores</text:p>
      <text:p text:style-name="P16"/>
      <text:p text:style-name="P14">&lt;updateproject version="0" &gt;</text:p>
      <text:p text:style-name="P14"><text:tab/>&lt;name&gt;[project name]&lt;/name&gt;</text:p>
      <text:p text:style-name="P14"><text:tab/>&lt;author&gt;[project author]&lt;/author&gt;</text:p>
      <text:p text:style-name="P14"><text:tab/>&lt;description&gt;[description]&lt;/description&gt;</text:p>
      <text:p text:style-name="P14"><text:tab/>&lt;users&gt;</text:p>
      <text:p text:style-name="P14"><text:tab/><text:tab/>&lt;user type=””&gt;[login]&lt;/user&gt;</text:p>
      <text:p text:style-name="P14"><text:tab/><text:tab/>...</text:p>
      <text:p text:style-name="P14"><text:tab/>&lt;/users&gt;</text:p>
      <text:p text:style-name="P14">&lt;/updateproject&gt;</text:p>
      <text:p text:style-name="P14"/>
      <text:p text:style-name="P14"/>
      <text:p text:style-name="P15">Respuesta a petición de actualizar proyecto</text:p>
      <text:p text:style-name="P16"/>
      <text:p text:style-name="P16">El tipo de usuario puede ser:</text:p>
      <text:p text:style-name="P16">0: administrador del proyecto</text:p>
      <text:p text:style-name="P16">1: diseñadores</text:p>
      <text:p text:style-name="P16"/>
      <text:p text:style-name="P14">&lt;updateproject version="0" &gt;</text:p>
      <text:p text:style-name="P14"><text:tab/>&lt;name&gt;[project name]&lt;/name&gt;</text:p>
      <text:p text:style-name="P14"><text:tab/>&lt;author&gt;[project author]&lt;/author&gt;</text:p>
      <text:p text:style-name="P14"><text:tab/>&lt;description&gt;[description]&lt;/description&gt;</text:p>
      <text:p text:style-name="P14"><text:tab/>&lt;users&gt;</text:p>
      <text:p text:style-name="P14"><text:tab/><text:tab/>&lt;user type=””&gt;[login]&lt;/user&gt;</text:p>
      <text:p text:style-name="P14"><text:tab/><text:tab/>...</text:p>
      <text:p text:style-name="P14"><text:tab/>&lt;/users&gt;</text:p>
      <text:p text:style-name="P16">&lt;/updateproject&g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8">David Cuadrado</text:p>
          </table:table-cell>
          <table:table-cell table:style-name="Table1.B2" office:value-type="string">
            <text:p text:style-name="P18"/>
          </table:table-cell>
          <table:table-cell table:style-name="Table1.B2" office:value-type="string">
            <text:p text:style-name="P18"/>
          </table:table-cell>
          <table:table-cell table:style-name="Table1.D2" office:value-type="string">
            <text:p text:style-name="P18"/>
          </table:table-cell>
        </table:table-row>
      </table:table>
      <text:p text:style-name="P14"/>
      <text:p text:style-name="P1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6T16:52:44</meta:creation-date>
    <dc:creator>Jorge Cuadrado</dc:creator>
    <dc:date>2007-02-08T14:46:41</dc:date>
    <dc:language>es-CO</dc:language>
    <meta:editing-cycles>210</meta:editing-cycles>
    <meta:editing-duration>PT3H51M48S</meta:editing-duration>
    <meta:template xlink:type="simple" xlink:actuate="onRequest" xlink:role="template" xlink:href="../../../../.ooo-2.0/user/template/ktoon_doc.ott" xlink:title="ktoon_doc" meta:date="2007-02-06T16:52:43"/>
    <meta:user-defined meta:name="Info 1"/>
    <meta:user-defined meta:name="Info 2"/>
    <meta:user-defined meta:name="Info 3"/>
    <meta:user-defined meta:name="Info 4"/>
    <meta:document-statistic meta:table-count="2" meta:image-count="0" meta:object-count="0" meta:page-count="9" meta:paragraph-count="324" meta:word-count="1102" meta:character-count="8154"/>
  </office:meta>
</office:document-meta>
</file>